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59CAD0392E68D4E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5cm, -0.643cm, 1.04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938cm" svg:height="9.524cm" svg:x="1cm" svg:y="9.382cm">
          <draw:image xlink:href="Pictures/10000201000005560000030059CAD0392E68D4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9T17:50:30.210354221</dc:date>
    <meta:editing-duration>PT1M56S</meta:editing-duration>
    <meta:editing-cycles>1</meta:editing-cycles>
    <meta:document-statistic meta:object-count="1"/>
    <meta:generator>LibreOffice/5.3.6.1$Linux_X86_64 LibreOffice_project/30$Build-1</meta:generator>
  </office:meta>
</office:document-meta>
</file>